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1539" officeooo:paragraph-rsid="00101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1</text:p>
      <text:p text:style-name="P1">Input: 1 2 3 4 5</text:p>
      <text:p text:style-name="P1">Output: 1 2 3 4 5</text:p>
      <text:p text:style-name="P1"/>
      <text:p text:style-name="P1">Case 2</text:p>
      <text:p text:style-name="P1">Input: 2 1 3 4 5</text:p>
      <text:p text:style-name="P1">Output: 1 2 3 4 5</text:p>
      <text:p text:style-name="P1"/>
      <text:p text:style-name="P1">Case 3</text:p>
      <text:p text:style-name="P1">Input: 5 4 3 2 1 </text:p>
      <text:p text:style-name="P1">Output: 1 2 3 4 5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03:19:15.618092167</meta:creation-date>
    <dc:date>2021-05-29T03:21:49.573491342</dc:date>
    <meta:editing-duration>PT2M40S</meta:editing-duration>
    <meta:editing-cycles>1</meta:editing-cycles>
    <meta:document-statistic meta:table-count="0" meta:image-count="0" meta:object-count="0" meta:page-count="1" meta:paragraph-count="9" meta:word-count="42" meta:character-count="122" meta:non-whitespace-character-count="84"/>
    <meta:generator>LibreOffice/6.0.7.3$Linux_X86_64 LibreOffice_project/00m0$Build-3</meta:generator>
  </office:meta>
</office:document-meta>
</file>